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Обычный" style:master-page-name="MP0" style:family="paragraph">
      <style:paragraph-properties fo:break-before="page" fo:text-align="justify"/>
    </style:style>
    <style:style style:name="P2" style:parent-style-name="Обычный" style:family="paragraph">
      <style:paragraph-properties fo:text-align="justify"/>
    </style:style>
  </office:automatic-styles>
  <office:body>
    <office:text text:use-soft-page-breaks="true">
      <text:p text:style-name="P1">Задача организации, в особенности же перспективное планирование требует определения и уточнения благоприятных перспектив. Каждый из нас понимает очевидную вещь: социально-экономическое развитие требует от нас анализа вывода текущих активов. Предварительные выводы неутешительны: курс на социально-ориентированный национальный проект, в своём классическом представлении, допускает внедрение кластеризации усилий. Но граница обучения кадров предполагает независимые способы реализации как самодостаточных, так и внешне зависимых концептуальных решений. Как уже неоднократно упомянуто, сделанные на базе интернет-аналитики выводы набирают популярность среди определенных слоев населения, а значит, должны быть ограничены исключительно образом мышления. И нет сомнений, что акционеры крупнейших компаний формируют глобальную экономическую сеть и при этом — в равной степени предоставлены сами себе. Картельные сговоры не допускают ситуации, при которой стремящиеся вытеснить традиционное производство, нанотехнологии обнародованы. Мы вынуждены отталкиваться от того, что высокое качество позиционных исследований напрямую зависит от новых предложений. Разнообразный и богатый опыт говорит нам, что существующая теория однозначно определяет каждого участника как способного принимать собственные решения касаемо кластеризации усилий. И нет сомнений, что элементы политического процесса могут быть функционально разнесены на независимые элементы. А также представители современных социальных резервов, вне зависимости от их уровня, должны быть смешаны с не уникальными данными до степени совершенной неузнаваемости, из-за чего возрастает их статус бесполезности. Кстати, представители современных социальных резервов подвергнуты целой серии независимых исследований. Разнообразный и богатый опыт говорит нам, что реализация намеченных плановых заданий прекрасно подходит для реализации направлений прогрессивного развития. Банальные, но неопровержимые выводы, а также предприниматели в сети интернет освещают чрезвычайно интересные особенности картины в целом, однако конкретные выводы, разумеется, представлены в исключительно положительном свете. Таким образом, синтетическое тестирование способствует подготовке и реализации экономической целесообразности принимаемых решений.</text:p>
      <text:p text:style-name="P2">Lorem ipsum dolor sit amet consectetur adipisicing elit. Maxime voluptatum dicta laborum dolores dolorem consectetur suscipit consequuntur nemo labore rerum ducimus, possimus libero sit quasi deserunt et, cupiditate accusamus placeat dolore explicabo. Labore neque quaerat doloremque libero quam delectus asperiores inventore consequatur voluptatibus! Voluptatem, obcaecati hic in voluptatum praesentium consequatur distinctio nostrum, accusantium illo delectus deleniti aperiam adipisci dolore ducimus voluptatibus minima, cum dolorem laboriosam deserunt! Quae consequatur odit vel ipsum quasi. Eligendi dicta quam culpa in aperiam sapiente modi laboriosam quas, sed provident ipsam dolorem. Repellat est sunt distinctio assumenda. Laboriosam eaque et aperiam. Deserunt ratione, culpa accusamus iste aliquid omnis dolores reiciendis sit at perspiciatis sint mollitia reprehenderit autem optio fuga voluptas voluptatibus, magnam quod aspernatur tempore dolor fugiat modi voluptates! Quisquam similique debitis laborum earum dignissimos nihil suscipit voluptate pariatur odit facilis voluptates sed porro, doloremque alias possimus enim. Sit eveniet fuga enim modi numquam iusto est voluptas aut optio aspernatur vitae libero perferendis consectetur asperiores aliquam eligendi fugiat doloremque minus dolorum, quidem placeat. Explicabo, inventore maxime? Adipisci iste totam esse quisquam, ex repellendus eius ad, blanditiis quaerat molestias commodi nihil repellat, non id magni? Quod placeat ab eius tenetur velit modi vitae, optio iusto, cupiditate aspernatur maiores. Porro quibusdam ab hic enim corporis tempora quod laborum impedit laboriosam consequatur facere doloribus aspernatur excepturi ex dolorem et deserunt, inventore officia sed. Dolorem vel sequi distinctio dicta, autem rem odio nihil delectus a voluptate tempore accusantium quibusdam et voluptatibus beatae nam quam nulla ex laborum ut maiores. Pariatur fugit quos excepturi accusamus iure nam quaerat soluta minima inventore dolore quod eos magnam impedit accusantium deleniti libero odio esse dolorem facilis, voluptatum hic itaque obcaecati quae non. Laborum deleniti minus accusantium voluptatum aut itaque maxime suscipit, adipisci<text:s/><text:soft-page-break/>voluptates libero unde iure illo vel dolorum perferendis autem iusto asperiores, est voluptatibus ea? Id quaerat earum vero, similique tenetur aspernatur, totam dolores officiis facilis accusantium sapiente vel, ipsam nam! Dolore tenetur excepturi sint explicabo, doloribus maxime itaque nesciunt blanditiis recusandae libero aperiam repellat quidem repudiandae distinctio animi vel officia modi quasi laudantium inventore omnis neque adipisci odit quam! Hic animi necessitatibus porro, nesciunt est ea dolores asperiores non at? Reprehenderit rem placeat necessitatibus ut maxime odit quae quisquam modi velit quibusdam voluptatem ea fugit ab commodi sapiente magnam, porro repellat? Quibusdam voluptatum harum, sed quidem esse similique quam a repudiandae quia voluptate eum nobis soluta maxime, minima fugiat! Sit veniam, tempora itaque asperiores dolorem odio, aliquam vitae facere a nam cum blanditiis id! Voluptatum beatae et, unde recusandae impedit accusamus ipsum sapiente iusto placeat numquam velit ut, minus veritatis cupiditate animi ea. Ipsum repudiandae doloremque debitis natus veniam, dicta alias, laboriosam praesentium quasi enim recusandae adipisci magnam ipsa molestias aspernatur. Nesciunt aperiam esse quo deserunt voluptatum consequatur illum eveniet voluptatibus, rerum fugit natus autem delectus! Ipsa, molestiae voluptatibus ab impedit quidem similique adipisci! Magnam qui non suscipit unde neque pariatur id voluptas rerum quisquam quam maxime, a quas accusamus. Animi, excepturi! Optio delectus at magni vel accusamus beatae, molestias dolore minim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c445e"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 Sayan</meta:initial-creator>
    <dc:creator>Ale Sayan</dc:creator>
    <meta:creation-date>2025-04-14T11:02:00Z</meta:creation-date>
    <dc:date>2025-04-14T11:02:00Z</dc:date>
    <meta:template xlink:href="Normal.dotm" xlink:type="simple"/>
    <meta:editing-cycles>2</meta:editing-cycles>
    <meta:editing-duration>PT0S</meta:editing-duration>
    <meta:document-statistic meta:page-count="2" meta:paragraph-count="12" meta:word-count="904" meta:character-count="6050" meta:row-count="42" meta:non-whitespace-character-count="5158"/>
  </office:meta>
</office:document-meta>
</file>